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7.01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amt.201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word</text:p>
          </table:table-cell>
          <table:table-cell/>
          <table:table-cell office:value-type="string" calcext:value-type="string">
            <text:p>http://www.mt-archive.info/10/EAMT-2012-forewor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ssage from the Conference Chair</text:p>
          </table:table-cell>
          <table:table-cell/>
          <table:table-cell office:value-type="string" calcext:value-type="string">
            <text:p>http://www.mt-archive.info/10/EAMT-2012-Federic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ssage from the Programme Chairs</text:p>
          </table:table-cell>
          <table:table-cell/>
          <table:table-cell office:value-type="string" calcext:value-type="string">
            <text:p>http://www.mt-archive.info/10/EAMT-2012-Speci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ittees</text:p>
          </table:table-cell>
          <table:table-cell/>
          <table:table-cell office:value-type="string" calcext:value-type="string">
            <text:p>http://www.mt-archive.info/10/EAMT-2012-committe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nsors</text:p>
          </table:table-cell>
          <table:table-cell/>
          <table:table-cell office:value-type="string" calcext:value-type="string">
            <text:p>http://www.mt-archive.info/10/EAMT-2012-sponsor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Unavoidable Adoption of Machine Translation</text:p>
          </table:table-cell>
          <table:table-cell office:value-type="string" calcext:value-type="string">
            <text:p>DePalma, Donald A.</text:p>
          </table:table-cell>
          <table:table-cell office:value-type="string" calcext:value-type="string">
            <text:p>http://www.mt-archive.info/10/EAMT-2012-DePalm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m Subtitles to Parallel Corpora</text:p>
          </table:table-cell>
          <table:table-cell office:value-type="string" calcext:value-type="string">
            <text:p>Fishel, M. and Georgakopoulou, Y. and Penkale, S. and Petukhova, V. and Rojc, M. and Volk, M. and Way, A.</text:p>
          </table:table-cell>
          <table:table-cell office:value-type="string" calcext:value-type="string">
            <text:p>http://www.mt-archive.info/10/EAMT-2012-Fishe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ing English‐Chinese and Chinese‐English MT engines for the computer software domain</text:p>
          </table:table-cell>
          <table:table-cell office:value-type="string" calcext:value-type="string">
            <text:p>Khalilov, M. and Choudhury, R.</text:p>
          </table:table-cell>
          <table:table-cell office:value-type="string" calcext:value-type="string">
            <text:p>http://www.mt-archive.info/10/EAMT-2012-Khalilov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stical Machine Translation prototype using UN parallel documents</text:p>
          </table:table-cell>
          <table:table-cell office:value-type="string" calcext:value-type="string">
            <text:p>Pouliquen, B. and Mazenc, C. and Elizalde, C. and Garcia‐Verdugo, J.</text:p>
          </table:table-cell>
          <table:table-cell office:value-type="string" calcext:value-type="string">
            <text:p>http://www.mt-archive.info/10/EAMT-2012-Pouliqu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 Evaluation of Interactive Machine Translation Systems</text:p>
          </table:table-cell>
          <table:table-cell office:value-type="string" calcext:value-type="string">
            <text:p>Alabau, V. and Leiva, L. A. and Ortiz‐Martínez, D. and Casacuberta, F.</text:p>
          </table:table-cell>
          <table:table-cell office:value-type="string" calcext:value-type="string">
            <text:p>http://www.mt-archive.info/10/EAMT-2012-Alaba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e, Predict or Generate: Modeling Rich Morphology in Statistical Machine Translation</text:p>
          </table:table-cell>
          <table:table-cell table:style-name="ce1" office:value-type="string" calcext:value-type="string">
            <text:p>El Kholy, A. and Habash, N.</text:p>
          </table:table-cell>
          <table:table-cell office:value-type="string" calcext:value-type="string">
            <text:p>http://www.mt-archive.info/10/EAMT-2012-ElKhol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oiting Shared Chinese Characters in Chinese Word Segmentation Optimization for Chinese‐Japanese Machine Translation</text:p>
          </table:table-cell>
          <table:table-cell table:style-name="ce1" office:value-type="string" calcext:value-type="string">
            <text:p>Chu, C. and Nakazawa, T. and Kawahara, D. and Kurohashi, S.</text:p>
          </table:table-cell>
          <table:table-cell office:value-type="string" calcext:value-type="string">
            <text:p>http://www.mt-archive.info/10/EAMT-2012-Ch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brew Morphological Preprocessing for Statistical Machine Translation</text:p>
          </table:table-cell>
          <table:table-cell office:value-type="string" calcext:value-type="string">
            <text:p>Singh, N. and Habash, N.</text:p>
          </table:table-cell>
          <table:table-cell office:value-type="string" calcext:value-type="string">
            <text:p>http://www.mt-archive.info/10/EAMT-2012-Sing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ing Translation Awareness in Occasional Authors: A User Case from Japan</text:p>
          </table:table-cell>
          <table:table-cell office:value-type="string" calcext:value-type="string">
            <text:p>Tatsumi, M. and Hartley, A. and Isahara, H. and Kageura, K. and Okamoto, T. and Shimizu, K.</text:p>
          </table:table-cell>
          <table:table-cell office:value-type="string" calcext:value-type="string">
            <text:p>http://www.mt-archive.info/10/EAMT-2012-Tatsum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fficiency‐based evaluation of aligners for industrial applications</text:p>
          </table:table-cell>
          <table:table-cell office:value-type="string" calcext:value-type="string">
            <text:p>Toral, A. and Poch, M. and Pecina, P. and Thurmair, G.</text:p>
          </table:table-cell>
          <table:table-cell office:value-type="string" calcext:value-type="string">
            <text:p>http://www.mt-archive.info/10/EAMT-2012-Toral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ion of Machine‐Translated User Generated Content: A pilot study based on User Ratings</text:p>
          </table:table-cell>
          <table:table-cell office:value-type="string" calcext:value-type="string">
            <text:p>Mitchell, L. and Roturier, J.</text:p>
          </table:table-cell>
          <table:table-cell office:value-type="string" calcext:value-type="string">
            <text:p>http://www.mt-archive.info/10/EAMT-2012-Mitche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Machine Translation Toolchain for Polysynthetic Languages</text:p>
          </table:table-cell>
          <table:table-cell office:value-type="string" calcext:value-type="string">
            <text:p>Homola, P.</text:p>
          </table:table-cell>
          <table:table-cell office:value-type="string" calcext:value-type="string">
            <text:p>http://www.mt-archive.info/10/EAMT-2012-Homol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STIN‐CL: A multilingual front‐end to a database of Assistive Technology products</text:p>
          </table:table-cell>
          <table:table-cell office:value-type="string" calcext:value-type="string">
            <text:p>Thurmair, G. and Agnoletto, A. and Gower, V. and Rozis, R.</text:p>
          </table:table-cell>
          <table:table-cell office:value-type="string" calcext:value-type="string">
            <text:p>http://www.mt-archive.info/10/EAMT-2012-Thurmair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s the Integration of MT into a LSP Translation Workflow</text:p>
          </table:table-cell>
          <table:table-cell office:value-type="string" calcext:value-type="string">
            <text:p>Vilar, D. and Schneider, M. and Burchardt, A. and Wedde, T.</text:p>
          </table:table-cell>
          <table:table-cell office:value-type="string" calcext:value-type="string">
            <text:p>http://www.mt-archive.info/10/EAMT-2012-Vila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xt‐Aware Machine Translation for Software Localization</text:p>
          </table:table-cell>
          <table:table-cell office:value-type="string" calcext:value-type="string">
            <text:p>Muntés‐Mulero, V. and Paladini Adell, P. and España‐Bonet, C. and Màrquez, L.</text:p>
          </table:table-cell>
          <table:table-cell office:value-type="string" calcext:value-type="string">
            <text:p>http://www.mt-archive.info/10/EAMT-2012-Muntes-Mulero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mt-archive.info/10/EAMT-2012-VIRTUS.pdf" xlink:type="simple">Virtus™</text:a>: Translation for Structured Data </text:p>
          </table:table-cell>
          <table:table-cell/>
          <table:table-cell office:value-type="string" calcext:value-type="string">
            <text:p>http://www.mt-archive.info/10/EAMT-2012-VIRTUS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mt-archive.info/10/EAMT-2012-MOLTO.pdf" xlink:type="simple">MOLTO</text:a> ‐ Multilingual On‐Line Translation</text:p>
          </table:table-cell>
          <table:table-cell/>
          <table:table-cell office:value-type="string" calcext:value-type="string">
            <text:p>http://www.mt-archive.info/10/EAMT-2012-MOLTO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www.mt-archive.info/10/EAMT-2012-AIDA.pdf" xlink:type="simple">AIDA</text:a>: Automatic Identification and Glossing of Dialectal Arabic </text:p>
          </table:table-cell>
          <table:table-cell/>
          <table:table-cell office:value-type="string" calcext:value-type="string">
            <text:p>http://www.mt-archive.info/10/EAMT-2012-AIDA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mt-archive.info/10/EAMT-2012-CESAR.pdf" xlink:type="simple">CESAR</text:a> ‐ Central and South‐East European Resources</text:p>
          </table:table-cell>
          <table:table-cell/>
          <table:table-cell office:value-type="string" calcext:value-type="string">
            <text:p>http://www.mt-archive.info/10/EAMT-2012-CESAR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mt-archive.info/10/EAMT-2012-BOLOGNA.pdf" xlink:type="simple">BOLOGNA</text:a> ‐ Bologna Translation Service</text:p>
          </table:table-cell>
          <table:table-cell/>
          <table:table-cell office:value-type="string" calcext:value-type="string">
            <text:p>http://www.mt-archive.info/10/EAMT-2012-BOLOGNA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mt-archive.info/10/EAMT-2012-ACCEPT.pdf" xlink:type="simple">ACCEPT</text:a> ‐ Automated Community Content Editing PorTal </text:p>
          </table:table-cell>
          <table:table-cell/>
          <table:table-cell office:value-type="string" calcext:value-type="string">
            <text:p>http://www.mt-archive.info/10/EAMT-2012-ACCEPT.pdf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<text:a xlink:href="http://www.mt-archive.info/10/EAMT-2012-PANACEA.pdf" xlink:type="simple">PANACEA</text:a> ‐ Platform for Automatic, Normalised Annotation and Cost‐Effective Acquisition of Language Resources for Human Language Technologies </text:p>
          </table:table-cell>
          <table:table-cell/>
          <table:table-cell office:value-type="string" calcext:value-type="string">
            <text:p>http://www.mt-archive.info/10/EAMT-2012-PANACEA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mt-archive.info/10/EAMT-2012-ATLAS-1.pdf" xlink:type="simple">ATLAS</text:a> ‐ Automatic Translation into Sign Languages </text:p>
          </table:table-cell>
          <table:table-cell/>
          <table:table-cell office:value-type="string" calcext:value-type="string">
            <text:p>http://www.mt-archive.info/10/EAMT-2012-ATLAS-1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www.mt-archive.info/10/EAMT-2012-FAUST.pdf" xlink:type="simple">FAUST</text:a> ‐ Feedback Analysis for User adaptive Statistical Translation </text:p>
          </table:table-cell>
          <table:table-cell/>
          <table:table-cell office:value-type="string" calcext:value-type="string">
            <text:p>http://www.mt-archive.info/10/EAMT-2012-FAUST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mt-archive.info/10/EAMT-2012-EU-BRIDGE.pdf" xlink:type="simple">EU-BRIDGE</text:a> ‐ Bridges Across the Language Divide</text:p>
          </table:table-cell>
          <table:table-cell/>
          <table:table-cell office:value-type="string" calcext:value-type="string">
            <text:p>http://www.mt-archive.info/10/EAMT-2012-EU-BRIDGE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www.mt-archive.info/10/EAMT-2012-GF-Eclipse.pdf" xlink:type="simple">GF Eclipse</text:a> Plugin: an IDE for grammar development in GF </text:p>
          </table:table-cell>
          <table:table-cell/>
          <table:table-cell office:value-type="string" calcext:value-type="string">
            <text:p>http://www.mt-archive.info/10/EAMT-2012-GF-Eclipse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mt-archive.info/10/EAMT-2012-CrossLang.pdf" xlink:type="simple">CrossLang</text:a> Moses SMT Production System </text:p>
          </table:table-cell>
          <table:table-cell/>
          <table:table-cell office:value-type="string" calcext:value-type="string">
            <text:p>http://www.mt-archive.info/10/EAMT-2012-CrossL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edding Machine Translation in ATLAS Content Management System</text:p>
          </table:table-cell>
          <table:table-cell/>
          <table:table-cell office:value-type="string" calcext:value-type="string">
            <text:p>http://www.mt-archive.info/10/EAMT-2012-ATLAS-2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www.mt-archive.info/10/EAMT-2012-TTC.pdf" xlink:type="simple">TTC</text:a> ‐ Terminology Extraction, Translation Tools and Comparable Corpora </text:p>
          </table:table-cell>
          <table:table-cell/>
          <table:table-cell office:value-type="string" calcext:value-type="string">
            <text:p>http://www.mt-archive.info/10/EAMT-2012-TTC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www.mt-archive.info/10/EAMT-2012-ConfidentMT.pdf" xlink:type="simple">Confident MT</text:a> ‐ Estimating Translation Quality for Improved Statistical Machine Translation</text:p>
          </table:table-cell>
          <table:table-cell/>
          <table:table-cell office:value-type="string" calcext:value-type="string">
            <text:p>http://www.mt-archive.info/10/EAMT-2012-ConfidentMT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www.mt-archive.info/10/EAMT-2012-PET.pdf" xlink:type="simple">PET</text:a>: a Tool for Post‐editing and Assessing Machine Translation </text:p>
          </table:table-cell>
          <table:table-cell/>
          <table:table-cell office:value-type="string" calcext:value-type="string">
            <text:p>http://www.mt-archive.info/10/EAMT-2012-PET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http://www.mt-archive.info/10/EAMT-2012-LetsMT.pdf" xlink:type="simple">LetsMT</text:a>! ‐ Do‐It‐Yourself Machine Translation Factory on the Cloud </text:p>
          </table:table-cell>
          <table:table-cell/>
          <table:table-cell office:value-type="string" calcext:value-type="string">
            <text:p>http://www.mt-archive.info/10/EAMT-2012-LetsM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‐lingual Sentence Compression for Subtitles</text:p>
          </table:table-cell>
          <table:table-cell office:value-type="string" calcext:value-type="string">
            <text:p>Aziz, W. and de Sousa, S. C. M. and Specia, L.</text:p>
          </table:table-cell>
          <table:table-cell office:value-type="string" calcext:value-type="string">
            <text:p>http://www.mt-archive.info/10/EAMT-2012-Azi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 Automatic Post‐Editing Make MT More Meaningful</text:p>
          </table:table-cell>
          <table:table-cell office:value-type="string" calcext:value-type="string">
            <text:p>Parton, K. and Habash, N. and McKeown, K. and Iglesias, G. and de Gispert, A.</text:p>
          </table:table-cell>
          <table:table-cell office:value-type="string" calcext:value-type="string">
            <text:p>http://www.mt-archive.info/10/EAMT-2012-Part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ing User Preferences in Machine Translation Using Conjoint Analysis</text:p>
          </table:table-cell>
          <table:table-cell office:value-type="string" calcext:value-type="string">
            <text:p>Kirchhoff, K. and Capurro, D. and Turner, A.</text:p>
          </table:table-cell>
          <table:table-cell office:value-type="string" calcext:value-type="string">
            <text:p>http://www.mt-archive.info/10/EAMT-2012-Kirchhoff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d Phrase‐Based Statistical Machine Translation Systems</text:p>
          </table:table-cell>
          <table:table-cell office:value-type="string" calcext:value-type="string">
            <text:p>Tufiş, D. and Dumitrescu, S.D.</text:p>
          </table:table-cell>
          <table:table-cell office:value-type="string" calcext:value-type="string">
            <text:p>http://www.mt-archive.info/10/EAMT-2012-Tufi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brid Parallel Sentence Mining from Comparable Corpora</text:p>
          </table:table-cell>
          <table:table-cell office:value-type="string" calcext:value-type="string">
            <text:p>Ștefănescu, D. and Ion, R. and Hunsicker, S.</text:p>
          </table:table-cell>
          <table:table-cell office:value-type="string" calcext:value-type="string">
            <text:p>http://www.mt-archive.info/10/EAMT-2012-Stefanesc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ain Adaptation of Statistical Machine Translation using Web‐Crawled Resources: A Case Study</text:p>
          </table:table-cell>
          <table:table-cell office:value-type="string" calcext:value-type="string">
            <text:p>Pecina, P. and Toral, A. and Papavassiliou, V. and Prokopidis, P. and van Genabith, J.</text:p>
          </table:table-cell>
          <table:table-cell office:value-type="string" calcext:value-type="string">
            <text:p>http://www.mt-archive.info/10/EAMT-2012-Pecin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levance Ranking for Translated Texts</text:p>
          </table:table-cell>
          <table:table-cell office:value-type="string" calcext:value-type="string">
            <text:p>Turchi, M. and Steinberger, J. and Specia, L.</text:p>
          </table:table-cell>
          <table:table-cell office:value-type="string" calcext:value-type="string">
            <text:p>http://www.mt-archive.info/10/EAMT-2012-Turchi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ic Tune Set Generation for Machine Translation with Limited Indomain Data</text:p>
          </table:table-cell>
          <table:table-cell office:value-type="string" calcext:value-type="string">
            <text:p>Chen, J. and Devlin, J. and Cao, H. and Prasad, R. and Natarajan, P.</text:p>
          </table:table-cell>
          <table:table-cell office:value-type="string" calcext:value-type="string">
            <text:p>http://www.mt-archive.info/10/EAMT-2012-Ch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ain Adaptation in SMT of User‐Generated Forum Content Guided by OOV Word Reduction: Normalization and/or Supplementary Data</text:p>
          </table:table-cell>
          <table:table-cell office:value-type="string" calcext:value-type="string">
            <text:p>Banerjee, P. and Naskar, S. K. and Roturier, J. and Way, A. and van Genabith, J.</text:p>
          </table:table-cell>
          <table:table-cell office:value-type="string" calcext:value-type="string">
            <text:p>http://www.mt-archive.info/10/EAMT-2012-Banerje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ng‐distance reordering during search for hierarchical phrase‐based SMT</text:p>
          </table:table-cell>
          <table:table-cell office:value-type="string" calcext:value-type="string">
            <text:p>Braune, F. and Gojun, A. and Fraser, A.</text:p>
          </table:table-cell>
          <table:table-cell office:value-type="string" calcext:value-type="string">
            <text:p>http://www.mt-archive.info/10/EAMT-2012-Braun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xture‐Modeling with Unsupervised Clusters for Domain Adaptation in Statistical Machine Translation</text:p>
          </table:table-cell>
          <table:table-cell office:value-type="string" calcext:value-type="string">
            <text:p>Sennrich, R.</text:p>
          </table:table-cell>
          <table:table-cell office:value-type="string" calcext:value-type="string">
            <text:p>http://www.mt-archive.info/10/EAMT-2012-Sennri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ending CCG‐based Syntactic Constraints in Hierarchical Phrase‐Based SMT</text:p>
          </table:table-cell>
          <table:table-cell office:value-type="string" calcext:value-type="string">
            <text:p>Almaghout, H. and Jiang, J. and Way, A.</text:p>
          </table:table-cell>
          <table:table-cell office:value-type="string" calcext:value-type="string">
            <text:p>http://www.mt-archive.info/10/EAMT-2012-Almaghou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sesCore ‐ Moses Open Source Evaluation and Support Co‐ordination for OutReach and Exploitation</text:p>
          </table:table-cell>
          <table:table-cell/>
          <table:table-cell office:value-type="string" calcext:value-type="string">
            <text:p>http://www.mt-archive.info/10/EAMT-2012-MosesCor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Cat - Machine Translation Enhanced Computer Assisted Translation</text:p>
          </table:table-cell>
          <table:table-cell/>
          <table:table-cell office:value-type="string" calcext:value-type="string">
            <text:p>http://www.mt-archive.info/10/EAMT-2012-MateCa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AT - An online service for SUbtitling by MAchine Translation</text:p>
          </table:table-cell>
          <table:table-cell/>
          <table:table-cell office:value-type="string" calcext:value-type="string">
            <text:p>http://www.mt-archive.info/10/EAMT-2012-SUMA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ectures - Transcription and Translation of Video Lectures</text:p>
          </table:table-cell>
          <table:table-cell/>
          <table:table-cell office:value-type="string" calcext:value-type="string">
            <text:p>http://www.mt-archive.info/10/EAMT-2012-transLectur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URAT - Analysis and Evaluation of Comparable Corpora for Under Resourced Areas of Machine Translation</text:p>
          </table:table-cell>
          <table:table-cell/>
          <table:table-cell office:value-type="string" calcext:value-type="string">
            <text:p>http://www.mt-archive.info/10/EAMT-2012-ACCURA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Syne - a Project on Multilingual Content Synchronization with Wikis</text:p>
          </table:table-cell>
          <table:table-cell/>
          <table:table-cell office:value-type="string" calcext:value-type="string">
            <text:p>http://www.mt-archive.info/10/EAMT-2012-CoSyn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-Innovate - The Forum for Europe’s Language Technolgy Industry</text:p>
          </table:table-cell>
          <table:table-cell/>
          <table:table-cell office:value-type="string" calcext:value-type="string">
            <text:p>http://www.mt-archive.info/10/EAMT-2012-LT-innovat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SCA-MP – Task-oriented search and content annotation for media production</text:p>
          </table:table-cell>
          <table:table-cell/>
          <table:table-cell office:value-type="string" calcext:value-type="string">
            <text:p>http://www.mt-archive.info/10/EAMT-2012-TOSCA-MP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anic.Lingua - Demonstrating the Potential of a multilingual Web portal for Sustainable Agricultural &amp; Environmental Education</text:p>
          </table:table-cell>
          <table:table-cell/>
          <table:table-cell office:value-type="string" calcext:value-type="string">
            <text:p>http://www.mt-archive.info/10/EAMT-2012-OrganicLingu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exible finite-state lexical selection for rule-based machine translation</text:p>
          </table:table-cell>
          <table:table-cell office:value-type="string" calcext:value-type="string">
            <text:p>Tyers, F. M. and Sánchez‐Martínez, F. and Forcada, M. L.</text:p>
          </table:table-cell>
          <table:table-cell office:value-type="string" calcext:value-type="string">
            <text:p>http://www.mt-archive.info/10/EAMT-2012-Tyer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stical Post-Editing of Machine Translation for Domain Adaptation</text:p>
          </table:table-cell>
          <table:table-cell office:value-type="string" calcext:value-type="string">
            <text:p>Rubino, R. and Huet, S. and Lefèvre, F. and Linarès, G.</text:p>
          </table:table-cell>
          <table:table-cell office:value-type="string" calcext:value-type="string">
            <text:p>http://www.mt-archive.info/10/EAMT-2012-Rubin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wd-based MT Evaluation for non-English Target Languages</text:p>
          </table:table-cell>
          <table:table-cell office:value-type="string" calcext:value-type="string">
            <text:p>Paul, M. and Sumita, E. and Bentivogli, L. and Federico, M.</text:p>
          </table:table-cell>
          <table:table-cell office:value-type="string" calcext:value-type="string">
            <text:p>http://www.mt-archive.info/10/EAMT-2012-Pau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dability and Translatability Judgments for “Controlled Japanese”</text:p>
          </table:table-cell>
          <table:table-cell office:value-type="string" calcext:value-type="string">
            <text:p>Hartley, A. and Tatsumi, M. and Isahara, H. and Kageura, K. and Miyata, R.</text:p>
          </table:table-cell>
          <table:table-cell office:value-type="string" calcext:value-type="string">
            <text:p>http://www.mt-archive.info/10/EAMT-2012-Hartle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Phrase Table without Phrases: Rank Encoding for Better Phrase Table Compression</text:p>
          </table:table-cell>
          <table:table-cell office:value-type="string" calcext:value-type="string">
            <text:p>Junczys‐Dowmunt, M.</text:p>
          </table:table-cell>
          <table:table-cell office:value-type="string" calcext:value-type="string">
            <text:p>http://www.mt-archive.info/10/EAMT-2012-Junczys-Dowmun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ing Term and Lexicon Entries from Phrase Tables</text:p>
          </table:table-cell>
          <table:table-cell office:value-type="string" calcext:value-type="string">
            <text:p>Thurmair, G. and Aleksić, V.</text:p>
          </table:table-cell>
          <table:table-cell office:value-type="string" calcext:value-type="string">
            <text:p>http://www.mt-archive.info/10/EAMT-2012-Thurmair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3: Web Inventory of Transcribed and Translated Talks</text:p>
          </table:table-cell>
          <table:table-cell office:value-type="string" calcext:value-type="string">
            <text:p>Cettolo, M. and Girardi, C. and Federico, M.</text:p>
          </table:table-cell>
          <table:table-cell office:value-type="string" calcext:value-type="string">
            <text:p>http://www.mt-archive.info/10/EAMT-2012-Cettol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Hybrid System for Patent Translation</text:p>
          </table:table-cell>
          <table:table-cell office:value-type="string" calcext:value-type="string">
            <text:p>Enache, R. and España‐Bonet, C. and Ranta, A. and Màrquez, L.</text:p>
          </table:table-cell>
          <table:table-cell office:value-type="string" calcext:value-type="string">
            <text:p>http://www.mt-archive.info/10/EAMT-2012-Enach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erarchical Sub‐sentential Alignment with Anymalign</text:p>
          </table:table-cell>
          <table:table-cell office:value-type="string" calcext:value-type="string">
            <text:p>Lardilleux, A. and Yvon, F. and Lepage, Y.</text:p>
          </table:table-cell>
          <table:table-cell office:value-type="string" calcext:value-type="string">
            <text:p>http://www.mt-archive.info/10/EAMT-2012-Lardilleux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junct Alignment in Translation Data with an Application to Phrase Based Statistical Machine Translation</text:p>
          </table:table-cell>
          <table:table-cell office:value-type="string" calcext:value-type="string">
            <text:p>Arnoult, S. and Sima’an, K.</text:p>
          </table:table-cell>
          <table:table-cell office:value-type="string" calcext:value-type="string">
            <text:p>http://www.mt-archive.info/10/EAMT-2012-Arnoul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G vs. ITG Coverage of Cross-Lingual Verb Frame Alternations</text:p>
          </table:table-cell>
          <table:table-cell office:value-type="string" calcext:value-type="string">
            <text:p>Addanki, K. and Lo, C. and Saers, M. and Wu, D.</text:p>
          </table:table-cell>
          <table:table-cell office:value-type="string" calcext:value-type="string">
            <text:p>http://www.mt-archive.info/10/EAMT-2012-Addan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 Machine Translation from In-domain and Out-of-domain Data</text:p>
          </table:table-cell>
          <table:table-cell office:value-type="string" calcext:value-type="string">
            <text:p>Turchi, M. and Goutte, C. and Cristianini, N.</text:p>
          </table:table-cell>
          <table:table-cell office:value-type="string" calcext:value-type="string">
            <text:p>http://www.mt-archive.info/10/EAMT-2012-Turchi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riminative Reordering Extensions for Hierarchical Phrase-Based Machine Translation</text:p>
          </table:table-cell>
          <table:table-cell office:value-type="string" calcext:value-type="string">
            <text:p>Huck, M. and Peitz, S. and Freitag, M. and Ney, H.</text:p>
          </table:table-cell>
          <table:table-cell office:value-type="string" calcext:value-type="string">
            <text:p>http://www.mt-archive.info/10/EAMT-2012-Huc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vot-based Machine Translation between Statistical and Black Box systems</text:p>
          </table:table-cell>
          <table:table-cell office:value-type="string" calcext:value-type="string">
            <text:p>Toral, A.</text:p>
          </table:table-cell>
          <table:table-cell office:value-type="string" calcext:value-type="string">
            <text:p>http://www.mt-archive.info/10/EAMT-2012-Toral-2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4:13:18.510356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14:13:48.826992798</dc:date>
    <meta:editing-duration>PT16M45S</meta:editing-duration>
    <meta:editing-cycles>4</meta:editing-cycles>
    <meta:generator>LibreOffice/6.0.7.3$Linux_X86_64 LibreOffice_project/00m0$Build-3</meta:generator>
    <meta:document-statistic meta:table-count="1" meta:cell-count="190" meta:object-count="0"/>
  </office:meta>
</office:document-meta>
</file>